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408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62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649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4cm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Times New Roman1" fo:font-size="54pt" fo:font-weight="bold" style:font-name-asian="Times New Roman1" style:font-size-asian="54pt" style:font-weight-asian="bold" style:font-name-complex="Times New Roman1" style:font-size-complex="54pt" style:font-weight-complex="bold"/>
    </style:style>
    <style:style style:name="T2" style:family="text">
      <style:text-properties style:font-name="Times New Roman1" fo:font-size="48pt" fo:font-weight="bold" style:font-name-asian="Times New Roman1" style:font-size-asian="48pt" style:font-weight-asian="bold" style:font-name-complex="Times New Roman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2.967cm" svg:y="4.002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9.978cm" svg:y="0.999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1cm" svg:x="4.965cm" svg:y="17.999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474cm" svg:y="5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0.972cm" svg:y="17.004cm" draw:kind="cut" draw:start-angle="359.98" draw:end-angle="179.06">
          <text:p/>
        </draw:ellipse>
        <draw:custom-shape draw:style-name="gr6" draw:text-style-name="P2" draw:layer="layout" svg:width="0.308cm" svg:height="1.555cm" draw:transform="skewX (-0.00453785605518527) rotate (-0.287979326579064) translate (13.816cm 3.53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4.509cm" svg:height="1.039cm" draw:transform="rotate (0.281347075421486) translate (6.984cm 6.99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13.01cm" svg:y="9.617cm" draw:kind="cut" draw:start-angle="220.81" draw:end-angle="318.92">
          <text:p/>
        </draw:ellipse>
        <draw:circle draw:style-name="gr8" draw:text-style-name="P4" draw:layer="layout" svg:width="0.25cm" svg:height="0.25cm" draw:transform="rotate (-3.14159265358979) translate (10.468cm 12.998cm)" draw:kind="cut" draw:start-angle="145.68" draw:end-angle="167.05">
          <text:p/>
        </draw:circle>
        <draw:ellipse draw:style-name="gr5" draw:text-style-name="P3" draw:layer="layout" svg:width="15.874cm" svg:height="2.888cm" svg:x="-0.963cm" svg:y="13.613cm" draw:kind="cut" draw:start-angle="220.81" draw:end-angle="318.92">
          <text:p/>
        </draw:ellipse>
        <draw:custom-shape draw:style-name="gr9" draw:text-style-name="P5" draw:layer="layout" svg:width="12cm" svg:height="8.999cm" svg:x="14.954cm" svg:y="2.994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1.99cm" svg:height="9cm" svg:x="0.967cm" svg:y="6.995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13.972cm" svg:y1="4.003cm" svg:x2="14cm" svg:y2="1cm">
          <text:p/>
        </draw:line>
        <draw:frame draw:style-name="gr12" draw:text-style-name="P7" draw:layer="layout" svg:width="1.74cm" svg:height="2.36cm" svg:x="13.221cm" svg:y="0.761cm">
          <draw:text-box>
            <text:p><text:span text:style-name="T1">=</text:span></text:p>
          </draw:text-box>
        </draw:frame>
        <draw:frame draw:style-name="gr13" draw:text-style-name="P8" draw:layer="layout" svg:width="1.5cm" svg:height="2.126cm" svg:x="15.223cm" svg:y="2.006cm">
          <draw:text-box>
            <text:p><text:span text:style-name="T2">&lt;</text:span></text:p>
          </draw:text-box>
        </draw:frame>
        <draw:frame draw:style-name="gr13" draw:text-style-name="P8" draw:layer="layout" svg:width="1.5cm" svg:height="2.126cm" svg:x="11.226cm" svg:y="2.007cm">
          <draw:text-box>
            <text:p><text:span text:style-name="T2">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4-07-16T11:13:26.374000000</dc:date>
    <meta:editing-duration>PT1H4M5S</meta:editing-duration>
    <meta:editing-cycles>9</meta:editing-cycles>
    <meta:generator>LibreOffice/7.2.7.2$Windows_X86_64 LibreOffice_project/8d71d29d553c0f7dcbfa38fbfda25ee34cce99a2</meta:generator>
    <meta:document-statistic meta:object-count="16"/>
  </office:meta>
</office:document-meta>
</file>